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pd1" office:value-type="string" calcext:value-type="string">
            <text:p>genus</text:p>
          </table:table-cell>
          <table:table-cell table:style-name="pd1" office:value-type="string" calcext:value-type="string">
            <text:p>Duodenum_Day14_Mean</text:p>
          </table:table-cell>
          <table:table-cell table:style-name="pd1" office:value-type="string" calcext:value-type="string">
            <text:p>Duodenum_Day21_Mean</text:p>
          </table:table-cell>
          <table:table-cell table:style-name="pd1" office:value-type="string" calcext:value-type="string">
            <text:p>Duodenum_Day42_Mean</text:p>
          </table:table-cell>
          <table:table-cell table:style-name="pd1" office:value-type="string" calcext:value-type="string">
            <text:p>Duodenum_day_Day7_Mean</text:p>
          </table:table-cell>
          <table:table-cell table:style-name="pd1" office:value-type="string" calcext:value-type="string">
            <text:p>Jejunum_Day14_Mean</text:p>
          </table:table-cell>
          <table:table-cell table:style-name="pd1" office:value-type="string" calcext:value-type="string">
            <text:p>Jejunum_Day1_Mean</text:p>
          </table:table-cell>
          <table:table-cell table:style-name="pd1" office:value-type="string" calcext:value-type="string">
            <text:p>Jejunum_Day21_Mean</text:p>
          </table:table-cell>
          <table:table-cell table:style-name="pd1" office:value-type="string" calcext:value-type="string">
            <text:p>Jejunum_Day42_Mean</text:p>
          </table:table-cell>
          <table:table-cell table:style-name="pd1" office:value-type="string" calcext:value-type="string">
            <text:p>Jejunum_day_Day7_Mean</text:p>
          </table:table-cell>
          <table:table-cell table:style-name="pd1" office:value-type="string" calcext:value-type="string">
            <text:p>Ileum_Day14_Mean</text:p>
          </table:table-cell>
          <table:table-cell table:style-name="pd1" office:value-type="string" calcext:value-type="string">
            <text:p>Ileum_Day1_Mean</text:p>
          </table:table-cell>
          <table:table-cell table:style-name="pd1" office:value-type="string" calcext:value-type="string">
            <text:p>Ileum_Day21_Mean</text:p>
          </table:table-cell>
          <table:table-cell table:style-name="pd1" office:value-type="string" calcext:value-type="string">
            <text:p>Ileum_Day42_Mean</text:p>
          </table:table-cell>
          <table:table-cell table:style-name="pd1" office:value-type="string" calcext:value-type="string">
            <text:p>Ileum_day_Day7_Mean</text:p>
          </table:table-cell>
          <table:table-cell table:style-name="pd1" office:value-type="string" calcext:value-type="string">
            <text:p>Caecum_Day14_Mean</text:p>
          </table:table-cell>
          <table:table-cell table:style-name="pd1" office:value-type="string" calcext:value-type="string">
            <text:p>Caecum_Day1_Mean</text:p>
          </table:table-cell>
          <table:table-cell table:style-name="pd1" office:value-type="string" calcext:value-type="string">
            <text:p>Caecum_Day21_Mean</text:p>
          </table:table-cell>
          <table:table-cell table:style-name="pd1" office:value-type="string" calcext:value-type="string">
            <text:p>Caecum_Day42_Mean</text:p>
          </table:table-cell>
          <table:table-cell table:style-name="pd1" office:value-type="string" calcext:value-type="string">
            <text:p>Caecum_day_Day7_Mean</text:p>
          </table:table-cell>
        </table:table-row>
        <table:table-row table:style-name="ro1">
          <table:table-cell office:value-type="string" calcext:value-type="string">
            <text:p>Acinetobacter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tipe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naerotruncu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Bacteroid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idat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9" calcext:value-type="float">
            <text:p>0.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4716" calcext:value-type="float">
            <text:p>0.4716</text:p>
          </table:table-cell>
          <table:table-cell office:value-type="float" office:value="0" calcext:value-type="float">
            <text:p>0</text:p>
          </table:table-cell>
          <table:table-cell office:value-type="float" office:value="0.2169" calcext:value-type="float">
            <text:p>0.2169</text:p>
          </table:table-cell>
          <table:table-cell office:value-type="float" office:value="0" calcext:value-type="float">
            <text:p>0</text:p>
          </table:table-cell>
          <table:table-cell office:value-type="float" office:value="0.2781" calcext:value-type="float">
            <text:p>0.27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nobacte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.0018" calcext:value-type="float">
            <text:p>0.0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senbergiell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Enterobac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ococcus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441" calcext:value-type="float">
            <text:p>0.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" calcext:value-type="float">
            <text:p>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575" calcext:value-type="float">
            <text:p>0.15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calibacterium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3" calcext:value-type="float">
            <text:p>0.0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83" calcext:value-type="float">
            <text:p>0.1683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string" calcext:value-type="string">
            <text:p>Lachnospiraceae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44" calcext:value-type="float">
            <text:p>0.1044</text:p>
          </table:table-cell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3573" calcext:value-type="float">
            <text:p>0.3573</text:p>
          </table:table-cell>
          <table:table-cell office:value-type="float" office:value="0" calcext:value-type="float">
            <text:p>0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2178" calcext:value-type="float">
            <text:p>0.2178</text:p>
          </table:table-cell>
          <table:table-cell office:value-type="float" office:value="0" calcext:value-type="float">
            <text:p>0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4356" calcext:value-type="float">
            <text:p>0.43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tostreptococcace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09" calcext:value-type="float">
            <text:p>0.000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dococcus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79" calcext:value-type="float">
            <text:p>0.027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inococcaceae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76" calcext:value-type="float">
            <text:p>0.1476</text:p>
          </table:table-cell>
          <table:table-cell office:value-type="float" office:value="0" calcext:value-type="float">
            <text:p>0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Ruminococcus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2574" calcext:value-type="float">
            <text:p>0.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Shigella</text:p>
          </table:table-cell>
          <table:table-cell table:number-columns-repeated="15" office:value-type="float" office:value="0.1" calcext:value-type="float">
            <text:p>0.1</text:p>
          </table:table-cell>
          <table:table-cell office:value-type="float" office:value="0.6858" calcext:value-type="float">
            <text:p>0.6858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ermus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2T14:14:23.718881634</dc:date>
    <meta:editing-duration>PT1M16S</meta:editing-duration>
    <meta:editing-cycles>1</meta:editing-cycles>
    <meta:document-statistic meta:table-count="1" meta:cell-count="400" meta:object-count="0"/>
  </office:meta>
</office:document-meta>
</file>